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MT" style:font-name-complex="ArialMT" fo:language="it" fo:country="IT"/>
    </style:style>
    <style:style style:name="P2" style:parent-style-name="Normal" style:family="paragraph">
      <style:text-properties style:font-name="ArialMT" style:font-name-complex="ArialMT" fo:language="it" fo:country="IT"/>
    </style:style>
    <style:style style:name="P3" style:parent-style-name="ListParagraph" style:list-style-name="LFO1" style:family="paragraph">
      <style:text-properties style:font-name="ArialMT" style:font-name-complex="ArialMT" fo:language="it" fo:country="IT"/>
    </style:style>
    <style:style style:name="P4" style:parent-style-name="ListParagraph" style:list-style-name="LFO1" style:family="paragraph">
      <style:text-properties style:font-name="ArialMT" style:font-name-complex="ArialMT" fo:language="it" fo:country="IT"/>
    </style:style>
    <style:style style:name="P5" style:parent-style-name="Normal" style:family="paragraph">
      <style:text-properties style:font-name="ArialMT" style:font-name-complex="ArialMT" fo:language="it" fo:country="IT"/>
    </style:style>
    <style:style style:name="P6" style:parent-style-name="Normal" style:family="paragraph">
      <style:paragraph-properties fo:margin-bottom="0in"/>
      <style:text-properties style:font-name="ArialMT" style:font-name-complex="ArialMT" fo:language="it" fo:country="IT"/>
    </style:style>
    <style:style style:name="P7" style:parent-style-name="Normal" style:family="paragraph">
      <style:paragraph-properties fo:margin-bottom="0in"/>
      <style:text-properties style:font-name="ArialMT" style:font-name-complex="ArialMT" fo:language="it" fo:country="IT"/>
    </style:style>
    <style:style style:name="P8" style:parent-style-name="ListParagraph" style:list-style-name="LFO2" style:family="paragraph">
      <style:paragraph-properties fo:margin-bottom="0in"/>
      <style:text-properties style:font-name="ArialMT" style:font-name-complex="ArialMT" fo:language="it" fo:country="IT"/>
    </style:style>
    <style:style style:name="P9" style:parent-style-name="ListParagraph" style:list-style-name="LFO2" style:family="paragraph">
      <style:paragraph-properties fo:margin-bottom="0in"/>
      <style:text-properties style:font-name="ArialMT" style:font-name-complex="ArialMT" fo:language="it" fo:country="IT"/>
    </style:style>
    <style:style style:name="P10" style:parent-style-name="ListParagraph" style:list-style-name="LFO2" style:family="paragraph">
      <style:paragraph-properties fo:margin-bottom="0in"/>
      <style:text-properties style:font-name="ArialMT" style:font-name-complex="ArialMT" fo:language="it" fo:country="IT"/>
    </style:style>
    <style:style style:name="P11" style:parent-style-name="ListParagraph" style:list-style-name="LFO2" style:family="paragraph">
      <style:paragraph-properties fo:margin-bottom="0in"/>
      <style:text-properties style:font-name="ArialMT" style:font-name-complex="ArialMT" fo:language="it" fo:country="IT"/>
    </style:style>
    <style:style style:name="P12" style:parent-style-name="ListParagraph" style:list-style-name="LFO2" style:family="paragraph">
      <style:paragraph-properties fo:margin-bottom="0in"/>
      <style:text-properties style:font-name="ArialMT" style:font-name-complex="ArialMT" fo:language="it" fo:country="IT"/>
    </style:style>
    <style:style style:name="P13" style:parent-style-name="ListParagraph" style:list-style-name="LFO2" style:family="paragraph">
      <style:paragraph-properties fo:margin-bottom="0in"/>
      <style:text-properties style:font-name="ArialMT" style:font-name-complex="ArialMT" fo:language="it" fo:country="IT"/>
    </style:style>
    <style:style style:name="P14" style:parent-style-name="ListParagraph" style:list-style-name="LFO2" style:family="paragraph">
      <style:paragraph-properties fo:margin-bottom="0in"/>
      <style:text-properties style:font-name="ArialMT" style:font-name-complex="ArialMT" fo:language="it" fo:country="IT"/>
    </style:style>
    <style:style style:name="P15" style:parent-style-name="Normal" style:family="paragraph">
      <style:paragraph-properties fo:margin-bottom="0in"/>
      <style:text-properties style:font-name="ArialMT" style:font-name-complex="ArialMT" fo:language="it" fo:country="IT"/>
    </style:style>
    <style:style style:name="P16" style:parent-style-name="Normal" style:family="paragraph">
      <style:paragraph-properties fo:margin-bottom="0in"/>
      <style:text-properties style:font-name="ArialMT" style:font-name-complex="ArialMT" fo:language="it" fo:country="IT"/>
    </style:style>
    <style:style style:name="P17" style:parent-style-name="ListParagraph" style:list-style-name="LFO3" style:family="paragraph">
      <style:paragraph-properties fo:margin-bottom="0in"/>
      <style:text-properties style:font-name="ArialMT" style:font-name-complex="ArialMT" fo:language="it" fo:country="IT"/>
    </style:style>
    <style:style style:name="P18" style:parent-style-name="Normal" style:family="paragraph">
      <style:paragraph-properties fo:margin-bottom="0in"/>
      <style:text-properties style:font-name="ArialMT" style:font-name-complex="ArialMT" fo:language="it" fo:country="IT"/>
    </style:style>
    <style:style style:name="P19" style:parent-style-name="ListParagraph" style:list-style-name="LFO6" style:family="paragraph">
      <style:paragraph-properties fo:margin-bottom="0in"/>
      <style:text-properties style:font-name="ArialMT" style:font-name-complex="ArialMT" fo:language="it" fo:country="IT"/>
    </style:style>
    <style:style style:name="P20" style:parent-style-name="Normal" style:family="paragraph">
      <style:paragraph-properties fo:margin-bottom="0in"/>
      <style:text-properties style:font-name="ArialMT" style:font-name-complex="ArialMT" fo:language="it" fo:country="IT"/>
    </style:style>
    <style:style style:name="P21" style:parent-style-name="ListParagraph" style:list-style-name="LFO7" style:family="paragraph">
      <style:paragraph-properties fo:margin-bottom="0in"/>
      <style:text-properties style:font-name="ArialMT" style:font-name-complex="ArialMT" fo:language="it" fo:country="IT"/>
    </style:style>
    <style:style style:name="P22" style:parent-style-name="Normal" style:family="paragraph">
      <style:paragraph-properties fo:margin-bottom="0in"/>
      <style:text-properties style:font-name="ArialMT" style:font-name-complex="ArialMT" fo:language="it" fo:country="IT"/>
    </style:style>
    <style:style style:name="P23" style:parent-style-name="ListParagraph" style:list-style-name="LFO9" style:family="paragraph">
      <style:paragraph-properties fo:margin-bottom="0in"/>
      <style:text-properties style:font-name="ArialMT" style:font-name-complex="ArialMT" fo:language="it" fo:country="IT"/>
    </style:style>
    <style:style style:name="P24" style:parent-style-name="Normal" style:family="paragraph">
      <style:paragraph-properties fo:margin-bottom="0in"/>
      <style:text-properties style:font-name="ArialMT" style:font-name-complex="ArialMT" fo:language="it" fo:country="IT"/>
    </style:style>
    <style:style style:name="P25" style:parent-style-name="ListParagraph" style:list-style-name="LFO11" style:family="paragraph">
      <style:paragraph-properties fo:margin-bottom="0in"/>
      <style:text-properties style:font-name="ArialMT" style:font-name-complex="ArialMT" fo:language="it" fo:country="IT"/>
    </style:style>
    <style:style style:name="P26" style:parent-style-name="Normal" style:family="paragraph">
      <style:paragraph-properties fo:margin-bottom="0in"/>
    </style:style>
    <style:style style:name="T27" style:parent-style-name="DefaultParagraphFont" style:family="text">
      <style:text-properties style:font-name="ArialMT" style:font-name-complex="ArialMT" fo:language="it" fo:country="IT"/>
    </style:style>
  </office:automatic-styles>
  <office:body>
    <office:text text:use-soft-page-breaks="true">
      <text:p text:style-name="P1">Federica è una ragazza di 25 anni, laureata in lettere moderne<text:s/>che soffre di una particolare forma di autismo che le impedisce la comunicazione verbale. Ad oggi comunica tramite una tavoletta alfabetica, indicando con il dito le lettere per comporre le paole. Non avendo però un buon controllo del braccio è la mamma o un tutor che le sostiene e le guida il braccio; ciò non la rende autonoma nlla comunicazione. Federica quindi richiede una soluzione per poter comunicare in modo autonomo.</text:p>
      <text:p text:style-name="P2">Le idee proposte sono principalmente due:</text:p>
      <text:list text:style-name="LFO1" text:continue-numbering="true">
        <text:list-item>
          <text:p text:style-name="P3">Un puntatore laser posizionato sulla testa tramite cerchietto o fascia elastica unito ad una tavoletta alfabetica simile a quella che lei già usa, munita però di fotoresistenze. Puntando la lettera con il laser la fotoresistenza lo rileva e tramite un software di conversione viene<text:s/>scritta su schermo.</text:p>
        </text:list-item>
        <text:list-item>
          <text:p text:style-name="P4">Uno o più pulsanti utilizzati per comunicare tramite codice morse; un software di conversione traduce il codice morse in codice ASCII in modo che la parola o la frase sia visualizzata su schermo.</text:p>
        </text:list-item>
      </text:list>
      <text:p text:style-name="P5">Federica preferisce la seconda soluzione in quanto la prima risultava più difficile da utilizzare poiché rihiedeva una precisione di movimento con la testa alta per le sue capacità.</text:p>
      <text:p text:style-name="P6">Il primo prototipo presentato è dotato di due pulsanti (linea e punto) che riproducono due suoni differenti; il dispositivo funzona collegato ad una batteria.<text:s/></text:p>
      <text:p text:style-name="P7">Per il secondo prototipo si preve di:</text:p>
      <text:list text:style-name="LFO2" text:continue-numbering="true">
        <text:list-item>
          <text:p text:style-name="P8">Differenziare<text:s/>i tasti tramite colori (rosso-punto<text:s/>e blu-tratto) sfruttando anche l’accensione di una lucina dello stesso colore nel momento in cui il tasto è premuto;</text:p>
        </text:list-item>
        <text:list-item>
          <text:p text:style-name="P9">Aggiungere un terzo tasto<text:s/>bianco<text:s/>per inserire lo spazio (una pressione veloce) e cancellare (due pressioni veloci);</text:p>
        </text:list-item>
        <text:list-item>
          <text:p text:style-name="P10">Inserire delle ventose o dei gommini antiscivolo per il dispositivo;</text:p>
        </text:list-item>
        <text:list-item>
          <text:p text:style-name="P11">Inserire una batteria interna;</text:p>
        </text:list-item>
        <text:list-item>
          <text:p text:style-name="P12">Aggiungere un display sul dispositivo stesso;</text:p>
        </text:list-item>
        <text:list-item>
          <text:p text:style-name="P13">Inserire dei minigiochi per migliorare l’appendimento del codice morse;</text:p>
        </text:list-item>
        <text:list-item>
          <text:p text:style-name="P14">Elaborare il software di conversioe da codice morse ad ASCII.</text:p>
        </text:list-item>
      </text:list>
      <text:p text:style-name="P15"/>
      <text:p text:style-name="P16">Il costo totale del primo prototipo<text:s/>è:</text:p>
      <text:list text:style-name="LFO3" text:continue-numbering="true">
        <text:list-item>
          <text:p text:style-name="P17">Arduino Uno --&gt; da 7.99€,</text:p>
        </text:list-item>
      </text:list>
      <text:p text:style-name="P18">(https://www.amazon.it/AZDelivery-UNO-R3-ATmega328-compatibile/dp/B01MDJA464/ref=sr_1_5?ie=UTF8&amp;qid=1523215854&amp;sr=8-5&amp;keywords=arduino+uno);</text:p>
      <text:list text:style-name="LFO6" text:continue-numbering="true">
        <text:list-item>
          <text:p text:style-name="P19">Bottoni --&gt; da 9.99€,</text:p>
        </text:list-item>
      </text:list>
      <text:p text:style-name="P20">(https://www.amazon.it/XCSOURCE-pulsanti-pacchetti-6-colori-AC803/dp/B071WP4ZW4/ref=sr_1_20?ie=UTF8&amp;qid=1523216031&amp;sr=8-20&amp;keywords=pulsanti+arcade);</text:p>
      <text:list text:style-name="LFO7" text:continue-numbering="true">
        <text:list-item>
          <text:p text:style-name="P21">Led --&gt; Se comprati singoli da 0.10€ a pezzo,</text:p>
        </text:list-item>
      </text:list>
      <text:p text:style-name="P22">(https://www.amazon.it/Cylewet-luminescente-highlight-Arduino-confezione/dp/B06XSCCSDX/ref=sr_1_20?s=electronics&amp;ie=UTF8&amp;qid=1523216302&amp;sr=1-20&amp;keywords=led+arduino);</text:p>
      <text:list text:style-name="LFO9" text:continue-numbering="true">
        <text:list-item>
          <text:p text:style-name="P23">Restistenze --&gt; Se comprate singolarmente da 0.10€ a pezzo,</text:p>
        </text:list-item>
      </text:list>
      <text:p text:style-name="P24">(https://www.amazon.it/Set-resistenze-assortite-pezzi-valori/dp/B01LYGIOW4/ref=sr_1_1_sspa?s=electronics&amp;ie=UTF8&amp;qid=1523216529&amp;sr=1-1-spons&amp;keywords=resistenze+assortite&amp;psc=1);</text:p>
      <text:list text:style-name="LFO11" text:continue-numbering="true">
        <text:list-item>
          <text:p text:style-name="P25">Buzzer --&gt; da 4.00€,</text:p>
        </text:list-item>
      </text:list>
      <text:soft-page-break/>
      <text:p text:style-name="P26"><text:span text:style-name="T27">(https://www.amazon.it/Segnalatore-Acustico-Buzzer-Arduino-A125/dp/B00R3DGCZE/ref=sr_1_10?s=electronics&amp;ie=UTF8&amp;qid=1523216637&amp;sr=1-10&amp;keywords=buzz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MT" style:font-name-asian="Calibri" style:font-name-complex="ArialM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MT" style:font-name-asian="Calibri" style:font-name-complex="ArialM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MT" style:font-name-asian="Calibri" style:font-name-complex="ArialM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ArialMT" style:font-name-asian="Calibri" style:font-name-complex="ArialM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ArialMT" style:font-name-asian="Calibri" style:font-name-complex="ArialM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MT"/>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nachiara Vizziello</meta:initial-creator>
    <dc:creator>Annachiara Vizziello</dc:creator>
    <meta:creation-date>2018-03-20T10:34:00Z</meta:creation-date>
    <dc:date>2018-04-08T20:01:00Z</dc:date>
    <meta:template xlink:href="Normal" xlink:type="simple"/>
    <meta:editing-cycles>9</meta:editing-cycles>
    <meta:editing-duration>PT18120S</meta:editing-duration>
    <meta:document-statistic meta:page-count="2" meta:paragraph-count="5" meta:word-count="444" meta:character-count="2974" meta:row-count="21" meta:non-whitespace-character-count="2535"/>
  </office:meta>
</office:document-meta>
</file>